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7.09" calcext:value-type="float">
            <text:p>97,09</text:p>
          </table:table-cell>
          <table:table-cell table:formula="of:=100 - SUM([.A2:.B2])" office:value-type="float" office:value="2.91" calcext:value-type="float">
            <text:p>2,91</text:p>
          </table:table-cell>
          <table:table-cell table:number-columns-repeated="2"/>
          <table:table-cell table:formula="of:=12597-[.E2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7.2" calcext:value-type="float">
            <text:p>97,2</text:p>
          </table:table-cell>
          <table:table-cell table:formula="of:=100 - SUM([.A3:.B3])" office:value-type="float" office:value="2.8" calcext:value-type="float">
            <text:p>2,8</text:p>
          </table:table-cell>
          <table:table-cell table:number-columns-repeated="2"/>
          <table:table-cell table:formula="of:=12597-[.E3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7.32" calcext:value-type="float">
            <text:p>97,32</text:p>
          </table:table-cell>
          <table:table-cell table:formula="of:=100 - SUM([.A4:.B4])" office:value-type="float" office:value="2.68000000000001" calcext:value-type="float">
            <text:p>2,68</text:p>
          </table:table-cell>
          <table:table-cell table:number-columns-repeated="2"/>
          <table:table-cell table:formula="of:=12597-[.E4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21" calcext:value-type="float">
            <text:p>97,21</text:p>
          </table:table-cell>
          <table:table-cell table:formula="of:=100 - SUM([.A5:.B5])" office:value-type="float" office:value="2.79000000000001" calcext:value-type="float">
            <text:p>2,79</text:p>
          </table:table-cell>
          <table:table-cell table:number-columns-repeated="2"/>
          <table:table-cell table:formula="of:=12597-[.E5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36" calcext:value-type="float">
            <text:p>97,36</text:p>
          </table:table-cell>
          <table:table-cell table:formula="of:=100 - SUM([.A6:.B6])" office:value-type="float" office:value="2.64" calcext:value-type="float">
            <text:p>2,64</text:p>
          </table:table-cell>
          <table:table-cell table:number-columns-repeated="2"/>
          <table:table-cell table:formula="of:=12597-[.E6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7.13" calcext:value-type="float">
            <text:p>97,13</text:p>
          </table:table-cell>
          <table:table-cell table:formula="of:=100 - SUM([.A7:.B7])" office:value-type="float" office:value="2.87" calcext:value-type="float">
            <text:p>2,87</text:p>
          </table:table-cell>
          <table:table-cell table:number-columns-repeated="2"/>
          <table:table-cell table:formula="of:=12597-[.E7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13" calcext:value-type="float">
            <text:p>97,13</text:p>
          </table:table-cell>
          <table:table-cell table:formula="of:=100 - SUM([.A8:.B8])" office:value-type="float" office:value="2.87" calcext:value-type="float">
            <text:p>2,87</text:p>
          </table:table-cell>
          <table:table-cell table:number-columns-repeated="2"/>
          <table:table-cell table:formula="of:=12597-[.E8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11" calcext:value-type="float">
            <text:p>97,11</text:p>
          </table:table-cell>
          <table:table-cell table:formula="of:=100 - SUM([.A9:.B9])" office:value-type="float" office:value="2.89" calcext:value-type="float">
            <text:p>2,89</text:p>
          </table:table-cell>
          <table:table-cell table:number-columns-repeated="2"/>
          <table:table-cell table:formula="of:=12597-[.E9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6.9" calcext:value-type="float">
            <text:p>96,9</text:p>
          </table:table-cell>
          <table:table-cell table:formula="of:=100 - SUM([.A10:.B10])" office:value-type="float" office:value="3.09999999999999" calcext:value-type="float">
            <text:p>3,1</text:p>
          </table:table-cell>
          <table:table-cell table:number-columns-repeated="2"/>
          <table:table-cell table:formula="of:=12597-[.E10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6.93" calcext:value-type="float">
            <text:p>96,93</text:p>
          </table:table-cell>
          <table:table-cell table:formula="of:=100 - SUM([.A11:.B11])" office:value-type="float" office:value="3.06999999999999" calcext:value-type="float">
            <text:p>3,07</text:p>
          </table:table-cell>
          <table:table-cell table:number-columns-repeated="2"/>
          <table:table-cell table:formula="of:=12597-[.E11]" office:value-type="float" office:value="12597" calcext:value-type="float">
            <text:p>12597</text:p>
          </table:table-cell>
          <table:table-cell/>
          <table:table-cell table:style-name="ce3"/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138" calcext:value-type="float">
            <text:p>97,138</text:p>
          </table:table-cell>
          <table:table-cell table:formula="of:=AVERAGE([.C2:.C11])" office:value-type="float" office:value="2.862" calcext:value-type="float">
            <text:p>2,862</text:p>
          </table:table-cell>
          <table:table-cell/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float" office:value="12597" calcext:value-type="float">
            <text:p>12597</text:p>
          </table:table-cell>
          <table:table-cell table:formula="of:=SUM([.G2:.G11])/10" office:value-type="float" office:value="0" calcext:value-type="float">
            <text:p>0</text:p>
          </table:table-cell>
          <table:table-cell table:formula="of:=SUM([.H2:.H11])/10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string" office:string-value="" calcext:value-type="error">
            <text:p>#DIV/0!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number-columns-repeated="5"/>
          <table:table-cell table:formula="of:=SUM([.E18:.H18])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number-columns-repeated="5"/>
          <table:table-cell table:formula="of:=SUM([.E19:.H19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0:.H20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8]" office:value-type="string" office:string-value="" calcext:value-type="error">
            <text:p>#DIV/0!</text:p>
          </table:table-cell>
          <table:table-cell table:number-columns-repeated="6"/>
          <table:table-cell table:formula="of:=SUM([.E21:.H21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9]" office:value-type="string" office:string-value="" calcext:value-type="error">
            <text:p>#DIV/0!</text:p>
          </table:table-cell>
          <table:table-cell table:number-columns-repeated="6"/>
          <table:table-cell table:formula="of:=SUM([.E22:.H22])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C18]" office:value-type="string" office:string-value="" calcext:value-type="error">
            <text:p>#DIV/0!</text:p>
          </table:table-cell>
          <table:table-cell table:number-columns-repeated="6"/>
          <table:table-cell table:formula="of:=SUM([.E23:.H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string" office:string-value="" calcext:value-type="error">
            <text:p>#DIV/0!</text:p>
          </table:table-cell>
          <table:table-cell table:number-columns-repeated="6"/>
          <table:table-cell table:formula="of:=SUM([.E24:.H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string" office:string-value="" calcext:value-type="error">
            <text:p>#DIV/0!</text:p>
          </table:table-cell>
          <table:table-cell table:number-columns-repeated="6"/>
          <table:table-cell table:formula="of:=SUM([.E25:.H25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6:.H26])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E27:.H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string" office:string-value="" calcext:value-type="error">
            <text:p>#DIV/0!</text:p>
          </table:table-cell>
          <table:table-cell table:number-columns-repeated="2"/>
          <table:table-cell table:formula="of:=SUM([.E18:.E27])/10" office:value-type="float" office:value="0" calcext:value-type="float">
            <text:p>0</text:p>
          </table:table-cell>
          <table:table-cell table:formula="of:=SUM([.F18:.F27])/10" office:value-type="float" office:value="0" calcext:value-type="float">
            <text:p>0</text:p>
          </table:table-cell>
          <table:table-cell table:formula="of:=SUM([.G18:.G27])/10" office:value-type="float" office:value="0" calcext:value-type="float">
            <text:p>0</text:p>
          </table:table-cell>
          <table:table-cell table:formula="of:=SUM([.H18:.H27])/1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string" office:string-value="" calcext:value-type="error">
            <text:p>#DIV/0!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00/00/0000</text:date>, <text:time style:data-style-name="N2" text:time-value="15:36:04.52558578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2:45:50.013393718</meta:creation-date>
    <dc:date>2018-01-17T15:36:20.846087255</dc:date>
    <meta:editing-duration>PT2M5S</meta:editing-duration>
    <meta:editing-cycles>3</meta:editing-cycles>
    <meta:generator>LibreOffice/5.1.6.2$Linux_X86_64 LibreOffice_project/10m0$Build-2</meta:generator>
    <meta:document-statistic meta:table-count="1" meta:cell-count="94" meta:object-count="0"/>
  </office:meta>
</office:document-meta>
</file>